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875in" fo:margin-left="0.1917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25in"/>
    </style:style>
    <style:style style:name="Table1.D" style:family="table-column">
      <style:table-column-properties style:column-width="1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5447" officeooo:paragraph-rsid="00045447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4">
      <style:text-properties officeooo:rsid="0003758b" officeooo:paragraph-rsid="0003758b"/>
    </style:style>
    <style:style style:name="P7" style:family="paragraph" style:parent-style-name="Text_20_body">
      <style:text-properties officeooo:rsid="0005e3ec" officeooo:paragraph-rsid="0005e3ec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45447"/>
    </style:style>
    <style:style style:name="T2" style:family="text">
      <style:text-properties officeooo:rsid="0008d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S PROJEKT</text:h>
      <text:p text:style-name="Standard">Gruppe <text:span text:style-name="T1">2 : </text:span>Nicolai Jablonski, Hans Böse, Jennifer Rydlichowski</text:p>
      <text:h text:style-name="Heading_20_2" text:outline-level="2">Grundlagen</text:h>
      <text:list xml:id="list2708737426023580693" text:style-name="L1">
        <text:list-item>
          <text:p text:style-name="P2">Versionierung: Github</text:p>
        </text:list-item>
        <text:list-item>
          <text:p text:style-name="P2">Sprache: Java 8</text:p>
        </text:list-item>
        <text:list-item>
          <text:p text:style-name="P2">Datenbank: SQLite, XML</text:p>
        </text:list-item>
        <text:list-item>
          <text:p text:style-name="P2">GUI: JavaFx</text:p>
        </text:list-item>
      </text:list>
      <text:h text:style-name="Heading_20_2" text:outline-level="2">Arbeitsaufteilung</text:h>
      <text:list xml:id="list4826726021592213078" text:style-name="L2">
        <text:list-item>
          <text:p text:style-name="P3">GUI / TUI : Hans</text:p>
        </text:list-item>
        <text:list-item>
          <text:p text:style-name="P3">Fachkonzept: Jennifer</text:p>
        </text:list-item>
        <text:list-item>
          <text:p text:style-name="P3">Datenhaltungsschicht: Nicolai</text:p>
        </text:list-item>
      </text:list>
      <text:h text:style-name="Heading_20_2" text:outline-level="2">Vorträge</text:h>
      <text:list xml:id="list2852409375419075140" text:style-name="L3">
        <text:list-item>
          <text:p text:style-name="P4">WhiteBoxTesting</text:p>
        </text:list-item>
        <text:list-item>
          <text:p text:style-name="P4">Wasserfall Modell</text:p>
        </text:list-item>
      </text:list>
      <text:h text:style-name="Heading_20_2" text:outline-level="2">Testszenarien</text:h>
      <text:p text:style-name="Standard">Vorbedingung: Datenbank mit Testdaten;</text:p>
      <text:p text:style-name="Standard">Testfälle:</text:p>
      <text:list xml:id="list4380346494657881783" text:style-name="L4">
        <text:list-item>
          <text:p text:style-name="P5">Entitytests</text:p>
        </text:list-item>
        <text:list-item>
          <text:p text:style-name="P5">Testen der Datenkonsistenz</text:p>
        </text:list-item>
        <text:list-item>
          <text:p text:style-name="P6">Funktionstest</text:p>
        </text:list-item>
        <text:list-item>
          <text:p text:style-name="P6">Testen der folgenden Funktionen: Löschen, Bearbeiten, Hinzufügen</text:p>
        </text:list-item>
        <text:list-item>
          <text:p text:style-name="P6">Testen der Zuordnung zwischen User, Skill und Payment</text:p>
        </text:list-item>
      </text:list>
      <text:h text:style-name="Heading_20_2" text:outline-level="2">Meilenstein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MS-I</text:p>
          </table:table-cell>
          <table:table-cell table:style-name="Table1.A1" office:value-type="string">
            <text:p text:style-name="P1">Anforderungsanalyse</text:p>
          </table:table-cell>
          <table:table-cell table:style-name="Table1.A1" office:value-type="string">
            <text:p text:style-name="P1">Pflichtenheft</text:p>
          </table:table-cell>
          <table:table-cell table:style-name="Table1.D1" office:value-type="string">
            <text:p text:style-name="P1">2.Woche 30. Sept</text:p>
          </table:table-cell>
        </table:table-row>
        <table:table-row>
          <table:table-cell table:style-name="Table1.A2" office:value-type="string">
            <text:p text:style-name="P1">MS-II</text:p>
          </table:table-cell>
          <table:table-cell table:style-name="Table1.A2" office:value-type="string">
            <text:p text:style-name="P1">Datenhaltung</text:p>
          </table:table-cell>
          <table:table-cell table:style-name="Table1.A2" office:value-type="string">
            <text:p text:style-name="P1">Produkt</text:p>
          </table:table-cell>
          <table:table-cell table:style-name="Table1.D2" office:value-type="string">
            <text:p text:style-name="P1">3.Woche 2. Nov</text:p>
          </table:table-cell>
        </table:table-row>
        <table:table-row>
          <table:table-cell table:style-name="Table1.A2" office:value-type="string">
            <text:p text:style-name="P1">MS-II</text:p>
          </table:table-cell>
          <table:table-cell table:style-name="Table1.A2" office:value-type="string">
            <text:p text:style-name="P1">Fachkonzept</text:p>
          </table:table-cell>
          <table:table-cell table:style-name="Table1.A2" office:value-type="string">
            <text:p text:style-name="P1">Produkt</text:p>
          </table:table-cell>
          <table:table-cell table:style-name="Table1.D2" office:value-type="string">
            <text:p text:style-name="P1">3.Woche 2. Nov</text:p>
          </table:table-cell>
        </table:table-row>
        <table:table-row>
          <table:table-cell table:style-name="Table1.A2" office:value-type="string">
            <text:p text:style-name="P1">MS-IV</text:p>
          </table:table-cell>
          <table:table-cell table:style-name="Table1.A2" office:value-type="string">
            <text:p text:style-name="P1">Gui / Tui</text:p>
          </table:table-cell>
          <table:table-cell table:style-name="Table1.A2" office:value-type="string">
            <text:p text:style-name="P1">Produkt</text:p>
          </table:table-cell>
          <table:table-cell table:style-name="Table1.D2" office:value-type="string">
            <text:p text:style-name="P1">3.Woche 2. Nov</text:p>
          </table:table-cell>
        </table:table-row>
        <table:table-row>
          <table:table-cell table:style-name="Table1.A2" office:value-type="string">
            <text:p text:style-name="P1">MS-V</text:p>
          </table:table-cell>
          <table:table-cell table:style-name="Table1.A2" office:value-type="string">
            <text:p text:style-name="P1">Testing</text:p>
          </table:table-cell>
          <table:table-cell table:style-name="Table1.A2" office:value-type="string">
            <text:p text:style-name="P1">Verbessertes Produkt</text:p>
          </table:table-cell>
          <table:table-cell table:style-name="Table1.D2" office:value-type="string">
            <text:p text:style-name="P1">3.Woche 6. Nov</text:p>
          </table:table-cell>
        </table:table-row>
        <table:table-row>
          <table:table-cell table:style-name="Table1.A2" office:value-type="string">
            <text:p text:style-name="P1">MS-VI</text:p>
          </table:table-cell>
          <table:table-cell table:style-name="Table1.A2" office:value-type="string">
            <text:p text:style-name="P1">Dokumentation</text:p>
          </table:table-cell>
          <table:table-cell table:style-name="Table1.A2" office:value-type="string">
            <text:p text:style-name="P1">Dokumentation</text:p>
          </table:table-cell>
          <table:table-cell table:style-name="Table1.D2" office:value-type="string">
            <text:p text:style-name="P1">4.Woche 27. Nov</text:p>
          </table:table-cell>
        </table:table-row>
        <table:table-row>
          <table:table-cell table:style-name="Table1.A2" office:value-type="string">
            <text:p text:style-name="P1">MS-VII</text:p>
          </table:table-cell>
          <table:table-cell table:style-name="Table1.A2" office:value-type="string">
            <text:p text:style-name="P1">Softwarevorstellung</text:p>
          </table:table-cell>
          <table:table-cell table:style-name="Table1.A2" office:value-type="string">
            <text:p text:style-name="P1">Produkt Dokumentation</text:p>
          </table:table-cell>
          <table:table-cell table:style-name="Table1.D2" office:value-type="string">
            <text:p text:style-name="P1">5.Woche 15. Dez</text:p>
          </table:table-cell>
        </table:table-row>
      </table:table>
      <text:p text:style-name="Text_20_body"/>
      <text:h text:style-name="Heading_20_2" text:outline-level="2">Problemstellung</text:h>
      <text:p text:style-name="P7">Jeder kennt es, man hat Zuhause ein Problem z.B. eine Wand muss neu gestrichen werden und man weiß nicht wer einem helfen kann und was derjenige <text:span text:style-name="T2">g</text:span>erne als Bezahlung hätte für seinen Freundschaftsdienst.</text:p>
      <text:p text:style-name="P7">Daher wollen wir eine Software entwicklen die genau diese Übersicht bie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5:14:49.010337861</meta:creation-date>
    <dc:date>2015-11-09T16:29:18.430416157</dc:date>
    <meta:editing-duration>PT10M11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54" meta:word-count="168" meta:character-count="1134" meta:non-whitespace-character-count="1034"/>
  </office:meta>
</office:document-meta>
</file>